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0157in" svg:y="3.0409in">
            <draw:object draw:notify-on-update-of-ranges="Sheet1.B3:Sheet1.B25 Sheet1.C3:Sheet1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1555in" svg:y="6.6378in">
            <draw:object draw:notify-on-update-of-ranges="Sheet1.B32:Sheet1.B54 Sheet1.C32:Sheet1.C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Capteur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e en m</text:p>
          </table:table-cell>
          <table:table-cell office:value-type="string" calcext:value-type="string">
            <text:p>tension en volt </text:p>
          </table:table-cell>
          <table:table-cell table:number-columns-repeated="4"/>
          <table:table-cell office:value-type="string" calcext:value-type="string">
            <text:p>distance </text:p>
          </table:table-cell>
          <table:table-cell office:value-type="string" calcext:value-type="string">
            <text:p>tension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2.54" calcext:value-type="float">
            <text:p>2.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2.34" calcext:value-type="float">
            <text:p>2.3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2.06" calcext:value-type="float">
            <text:p>2.0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.2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.2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1.53" calcext:value-type="float">
            <text:p>1.5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1.39" calcext:value-type="float">
            <text:p>1.3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21" calcext:value-type="float">
            <text:p>0.2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1.17" calcext:value-type="float">
            <text:p>1.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21" calcext:value-type="float">
            <text:p>0.2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1.05" calcext:value-type="float">
            <text:p>1.0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24" calcext:value-type="float">
            <text:p>0.2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1.01" calcext:value-type="float">
            <text:p>1.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87" calcext:value-type="float">
            <text:p>0.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0.76" calcext:value-type="float">
            <text:p>0.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0.46" calcext:value-type="float">
            <text:p>0.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41" calcext:value-type="float">
            <text:p>0.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1" calcext:value-type="float">
            <text:p>0.41</text:p>
          </table:table-cell>
          <table:table-cell office:value-type="float" office:value="0.3" calcext:value-type="float">
            <text:p>0.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office:value-type="float" office:value="0.24" calcext:value-type="float">
            <text:p>0.24</text:p>
          </table:table-cell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distance en m</text:p>
          </table:table-cell>
          <table:table-cell office:value-type="string" calcext:value-type="string">
            <text:p>1/tension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table:formula="of:=1/[.C3]" office:value-type="float" office:value="0.393700787401575" calcext:value-type="float">
            <text:p>0.393700787401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table:formula="of:=1/[.C4]" office:value-type="float" office:value="0.427350427350427" calcext:value-type="float">
            <text:p>0.427350427350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formula="of:=1/[.C5]" office:value-type="float" office:value="0.485436893203883" calcext:value-type="float">
            <text:p>0.485436893203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table:formula="of:=1/[.C6]" office:value-type="float" office:value="0.555555555555556" calcext:value-type="float">
            <text:p>0.555555555555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table:formula="of:=1/[.C7]" office:value-type="float" office:value="0.65359477124183" calcext:value-type="float">
            <text:p>0.65359477124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table:formula="of:=1/[.C8]" office:value-type="float" office:value="0.719424460431655" calcext:value-type="float">
            <text:p>0.719424460431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1/[.C9]" office:value-type="float" office:value="0.775193798449612" calcext:value-type="float">
            <text:p>0.775193798449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table:formula="of:=1/[.C10]" office:value-type="float" office:value="0.854700854700855" calcext:value-type="float">
            <text:p>0.854700854700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formula="of:=1/[.C11]" office:value-type="float" office:value="0.952380952380952" calcext:value-type="float">
            <text:p>0.952380952380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table:formula="of:=1/[.C12]" office:value-type="float" office:value="0.99009900990099" calcext:value-type="float">
            <text:p>0.99009900990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table:formula="of:=1/[.C13]" office:value-type="float" office:value="1.05263157894737" calcext:value-type="float">
            <text:p>1.05263157894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table:formula="of:=1/[.C14]" office:value-type="float" office:value="1.14942528735632" calcext:value-type="float">
            <text:p>1.14942528735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table:formula="of:=1/[.C15]" office:value-type="float" office:value="1.31578947368421" calcext:value-type="float">
            <text:p>1.31578947368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table:formula="of:=1/[.C16]" office:value-type="float" office:value="1.38888888888889" calcext:value-type="float">
            <text:p>1.38888888888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1/[.C17]" office:value-type="float" office:value="1.53846153846154" calcext:value-type="float">
            <text:p>1.53846153846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table:formula="of:=1/[.C18]" office:value-type="float" office:value="1.66666666666667" calcext:value-type="float">
            <text:p>1.666666666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formula="of:=1/[.C1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table:formula="of:=1/[.C20]" office:value-type="float" office:value="2.17391304347826" calcext:value-type="float">
            <text:p>2.17391304347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1/[.C21]" office:value-type="float" office:value="2.4390243902439" calcext:value-type="float">
            <text:p>2.4390243902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table:formula="of:=1/[.C22]" office:value-type="float" office:value="2.63157894736842" calcext:value-type="float">
            <text:p>2.63157894736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1" calcext:value-type="float">
            <text:p>0.41</text:p>
          </table:table-cell>
          <table:table-cell table:formula="of:=1/[.C23]" office:value-type="float" office:value="3.33333333333333" calcext:value-type="float">
            <text:p>3.3333333333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table:formula="of:=1/[.C24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table:formula="of:=1/[.C25]" office:value-type="float" office:value="4.16666666666667" calcext:value-type="float">
            <text:p>4.1666666666666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5T16:43:29.497458730</meta:creation-date>
    <dc:date>2021-10-05T20:30:32.781722838</dc:date>
    <meta:editing-duration>PT3H2M52S</meta:editing-duration>
    <meta:editing-cycles>2</meta:editing-cycles>
    <meta:generator>LibreOffice/7.1.6.2$Linux_X86_64 LibreOffice_project/10$Build-2</meta:generator>
    <meta:document-statistic meta:table-count="1" meta:cell-count="12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3" loext:regression-extrapolate-forward="0" loext:regression-extrapolate-backward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Sheet1.B3:Sheet1.C25" svg:x="0.32cm" svg:y="0.18cm" svg:width="11.238cm" svg:height="8.64cm">
          <chart:coordinate-region svg:x="1.047cm" svg:y="0.379cm" svg:width="10.2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25" chart:class="chart:scatter">
            <chart:domain table:cell-range-address="Sheet1.B3:Sheet1.B25"/>
            <chart:regression-curve chart:style-name="ch7">
              <chart:equation chart:display-equation="true" chart:display-r-square="true"/>
            </chart:regression-curve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Sheet1.B3:Sheet1.B25</svg:desc>
                </draw:g>
              </table:table-cell>
              <table:table-cell office:value-type="float" office:value="2.54">
                <text:p>2.54</text:p>
                <draw:g>
                  <svg:desc>Sheet1.C3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">
                <text:p>0.0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">
                <text:p>0.09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">
                <text:p>0.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">
                <text:p>0.1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">
                <text:p>0.1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">
                <text:p>0.1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">
                <text:p>0.1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">
                <text:p>0.1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">
                <text:p>0.1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">
                <text:p>0.2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">
                <text:p>0.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">
                <text:p>0.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">
                <text:p>0.4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">
                <text:p>0.4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3">
                <text:p>0.53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B32:Sheet1.C54" svg:x="0.32cm" svg:y="0.18cm" svg:width="11.264cm" svg:height="8.64cm">
          <chart:coordinate-region svg:x="1.047cm" svg:y="0.379cm" svg:width="10.29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2:Sheet1.C54" chart:class="chart:scatter">
            <chart:domain table:cell-range-address="Sheet1.B32:Sheet1.B54"/>
            <chart:regression-curve chart:style-name="ch8">
              <chart:equation chart:display-equation="true" chart:display-r-square="true"/>
            </chart:regression-curve>
            <chart:data-point chart:repeated="22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Sheet1.B32:Sheet1.B54</svg:desc>
                </draw:g>
              </table:table-cell>
              <table:table-cell office:value-type="float" office:value="0.393700787401575">
                <text:p>0.393700787401575</text:p>
                <draw:g>
                  <svg:desc>Sheet1.C32:Sheet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427350427350427">
                <text:p>0.427350427350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0.485436893203883">
                <text:p>0.485436893203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">
                <text:p>0.07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65359477124183">
                <text:p>0.65359477124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">
                <text:p>0.09</text:p>
              </table:table-cell>
              <table:table-cell office:value-type="float" office:value="0.719424460431655">
                <text:p>0.719424460431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775193798449612">
                <text:p>0.775193798449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">
                <text:p>0.11</text:p>
              </table:table-cell>
              <table:table-cell office:value-type="float" office:value="0.854700854700855">
                <text:p>0.854700854700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">
                <text:p>0.12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">
                <text:p>0.13</text:p>
              </table:table-cell>
              <table:table-cell office:value-type="float" office:value="0.99009900990099">
                <text:p>0.99009900990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">
                <text:p>0.14</text:p>
              </table:table-cell>
              <table:table-cell office:value-type="float" office:value="1.05263157894737">
                <text:p>1.052631578947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">
                <text:p>0.15</text:p>
              </table:table-cell>
              <table:table-cell office:value-type="float" office:value="1.14942528735632">
                <text:p>1.149425287356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">
                <text:p>0.17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">
                <text:p>0.19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1.53846153846154">
                <text:p>1.53846153846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">
                <text:p>0.2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">
                <text:p>0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2.17391304347826">
                <text:p>2.173913043478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">
                <text:p>0.3</text:p>
              </table:table-cell>
              <table:table-cell office:value-type="float" office:value="2.4390243902439">
                <text:p>2.43902439024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">
                <text:p>0.35</text:p>
              </table:table-cell>
              <table:table-cell office:value-type="float" office:value="2.63157894736842">
                <text:p>2.63157894736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">
                <text:p>0.41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">
                <text:p>0.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3">
                <text:p>0.53</text:p>
              </table:table-cell>
              <table:table-cell office:value-type="float" office:value="4.16666666666667">
                <text:p>4.1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